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Infos.get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fos.write( Directory 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dexInfos.IndexInfos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fos.removeNam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Infos.exists(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fos.contain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fos.n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dexInfos.add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Infos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fo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fos.remove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dexInfos.read( Directory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